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>
      <style:paragraph-properties fo:margin-left="2.501cm" fo:margin-right="0cm" fo:text-indent="-0.635cm" style:auto-text-indent="false"/>
    </style:style>
    <style:style style:name="P3" style:family="paragraph" style:parent-style-name="Standard" style:list-style-name="L1">
      <style:paragraph-properties fo:margin-left="2.501cm" fo:margin-right="0cm" fo:text-indent="-0.635cm" style:auto-text-indent="false"/>
    </style:style>
    <style:style style:name="P4" style:family="paragraph" style:parent-style-name="Standard">
      <style:paragraph-properties fo:margin-left="1.866cm" fo:margin-right="0cm" fo:text-indent="0cm" style:auto-text-indent="false"/>
    </style:style>
    <style:style style:name="P5" style:family="paragraph" style:parent-style-name="Standard">
      <style:paragraph-properties fo:margin-left="3.752cm" fo:margin-right="0cm" fo:text-indent="-0.635cm" style:auto-text-indent="false"/>
    </style:style>
    <style:style style:name="P6" style:family="paragraph" style:parent-style-name="Standard" style:list-style-name="L1">
      <style:paragraph-properties fo:margin-left="3.752cm" fo:margin-right="0cm" fo:text-indent="-0.635cm" style:auto-text-indent="false"/>
    </style:style>
    <style:style style:name="P7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630089884" text:style-name="L1">
        <text:list-item>
          <text:p text:style-name="P1">Sistema di puntamento: </text:p>
        </text:list-item>
        <text:list-item>
          <text:p text:style-name="P3">persona sempre illuminata e sagomata ( non ad occhio di bue ma solo il corpo)</text:p>
        </text:list-item>
        <text:list-item>
          <text:p text:style-name="P3">illuminare con diversi colori. Dividere il palco in tre zone: centro dx sx, un colore diverso per ogni zona</text:p>
        </text:list-item>
        <text:list-item>
          <text:p text:style-name="P3">utilizzare sia sagomatura corpo, oppure illuminazione verticale o ad occhio di bue</text:p>
        </text:list-item>
        <text:list-item>
          <text:p text:style-name="P3">prove con più persone 1-4</text:p>
        </text:list-item>
        <text:list-item>
          <text:p text:style-name="P3">interazioni tra più persone, se vicine succede x se lontane succede y</text:p>
        </text:list-item>
        <text:list-item>
          <text:p text:style-name="P3">invertire colori fondo/puntamento persona</text:p>
        </text:list-item>
        <text:list-item>
          <text:p text:style-name="P3">replicare la sagoma in posizione differente</text:p>
        </text:list-item>
      </text:list>
      <text:p text:style-name="P4"/>
      <text:list xml:id="list529529739" text:continue-numbering="true" text:style-name="L1">
        <text:list-item>
          <text:p text:style-name="P1">Interazione Grafica</text:p>
        </text:list-item>
        <text:list-item>
          <text:p text:style-name="P3">Creazione di figure geometriche in base al suono</text:p>
        </text:list-item>
        <text:list-item>
          <text:p text:style-name="P3">Elaborazione delle figure attraverso il video</text:p>
        </text:list-item>
        <text:list-item>
          <text:p text:style-name="P3">posizionamento delle figure sulla persona</text:p>
        </text:list-item>
        <text:list-item>
          <text:p text:style-name="P3">Passaggio figura da persona a persona </text:p>
          <text:p text:style-name="P3"/>
        </text:list-item>
      </text:list>
      <text:p text:style-name="P4"/>
      <text:list xml:id="list1908308822" text:continue-numbering="true" text:style-name="L1">
        <text:list-item>
          <text:p text:style-name="P1">Stratificazione Livelli (senza kinect)</text:p>
        </text:list-item>
        <text:list-item>
          <text:p text:style-name="P3">freeze frame solo della sagoma </text:p>
        </text:list-item>
        <text:list-item>
          <text:p text:style-name="P3">gestione dei livelli di ogni freeze frame</text:p>
        </text:list-item>
      </text:list>
      <text:p text:style-name="P2"/>
      <text:list xml:id="list1552322026" text:continue-numbering="true" text:style-name="L1">
        <text:list-item>
          <text:p text:style-name="P1">Stratificazione Livelli (con Kinect)</text:p>
        </text:list-item>
        <text:list-item>
          <text:p text:style-name="P3">freeze frame solo della sagoma</text:p>
        </text:list-item>
        <text:list-item>
          <text:p text:style-name="P3">gestione dei livelli di ogni freeze frame con rilevazione profondità</text:p>
        </text:list-item>
      </text:list>
      <text:p text:style-name="P2"/>
      <text:p text:style-name="P2"/>
      <text:list xml:id="list1371682196" text:continue-numbering="true" text:style-name="L1">
        <text:list-item>
          <text:p text:style-name="P1">Suono</text:p>
        </text:list-item>
        <text:list-item>
          <text:p text:style-name="P3">Library</text:p>
        </text:list-item>
        <text:list-item>
          <text:p text:style-name="P6">estrapolare suoni </text:p>
        </text:list-item>
        <text:list-item>
          <text:p text:style-name="P6">ritmici</text:p>
        </text:list-item>
        <text:list-item>
          <text:p text:style-name="P6">armonici</text:p>
        </text:list-item>
        <text:list-item>
          <text:p text:style-name="P6">elettronica</text:p>
        </text:list-item>
        <text:list-item>
          <text:p text:style-name="P6">campionamento</text:p>
        </text:list-item>
        <text:list-item>
          <text:p text:style-name="P6">ascolto!!!!</text:p>
        </text:list-item>
        <text:list-item>
          <text:p text:style-name="P3">Triggering</text:p>
        </text:list-item>
        <text:list-item>
          <text:p text:style-name="P6">synth</text:p>
        </text:list-item>
        <text:list-item>
          <text:p text:style-name="P6">pad</text:p>
        </text:list-item>
        <text:list-item>
          <text:p text:style-name="P6">centraline sonore percussive ( yamaha dtx, dtxpl, roland v-drum)</text:p>
        </text:list-item>
        <text:list-item>
          <text:p text:style-name="P6">campionatore</text:p>
        </text:list-item>
        <text:list-item>
          <text:p text:style-name="P6">cv to midi</text:p>
        </text:list-item>
        <text:list-item>
          <text:p text:style-name="P6">Kinect <text:s/>(3D)- <text:a xlink:type="simple" xlink:href="http://www.youtube.com/watch?v=ppHcj15LypM&amp;feature=player_embedded">http://www.youtube.com/watch?v=ppHcj15LypM&amp;feature=player_embedded</text:a></text:p>
        </text:list-item>
        <text:list-item>
          <text:p text:style-name="P6">video triggering 2D</text:p>
        </text:list-item>
        <text:list-item>
          <text:p text:style-name="P3">Elaborazione</text:p>
        </text:list-item>
        <text:list-item>
          <text:p text:style-name="P6">variazione sonora in base al video</text:p>
        </text:list-item>
        <text:list-item>
          <text:p text:style-name="P6">variazione su asse x y di due parametri</text:p>
        </text:list-item>
        <text:list-item>
          <text:p text:style-name="P6">variazione dell'effetto in base alla posizione</text:p>
        </text:list-item>
        <text:list-item>
          <text:p text:style-name="P3">loop</text:p>
        </text:list-item>
        <text:list-item>
          <text:p text:style-name="P6">gestione</text:p>
        </text:list-item>
        <text:list-item>
          <text:p text:style-name="P6"><text:soft-page-break/>strumentazione</text:p>
        </text:list-item>
        <text:list-item>
          <text:p text:style-name="P6">controllo esterno?</text:p>
        </text:list-item>
        <text:list-item>
          <text:p text:style-name="P6">Click definito per ogni sketch,</text:p>
        </text:list-item>
        <text:list-item>
          <text:p text:style-name="P6">controllo da persona</text:p>
          <text:p text:style-name="P6"/>
        </text:list-item>
      </text:list>
      <text:p text:style-name="P5"/>
      <text:p text:style-name="P5"/>
      <text:p text:style-name="P5"/>
      <text:p text:style-name="P7">DEVE ESSERE TUTTO CHIARO E FRUIBILE PER TUTTI</text:p>
      <text:list xml:id="list1899936244" text:continue-numbering="true" text:style-name="L1">
        <text:list-header>
          <text:p text:style-name="P6"/>
        </text:list-header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lan man</meta:initial-creator>
    <meta:creation-date>2010-12-16T14:58:52</meta:creation-date>
    <dc:date>2010-12-16T15:47:38</dc:date>
    <dc:creator>lan man</dc:creator>
    <meta:editing-duration>PT00H33M35S</meta:editing-duration>
    <meta:editing-cycles>4</meta:editing-cycles>
    <meta:generator>OpenOffice.org/3.2$Unix OpenOffice.org_project/320m18$Build-9502</meta:generator>
    <meta:document-statistic meta:table-count="0" meta:image-count="0" meta:object-count="0" meta:page-count="2" meta:paragraph-count="46" meta:word-count="256" meta:character-count="1501"/>
  </office:meta>
</office:document-meta>
</file>